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0d4449" officeooo:paragraph-rsid="000d4449"/>
    </style:style>
    <style:style style:name="P2" style:family="paragraph" style:parent-style-name="Standard">
      <style:paragraph-properties fo:text-align="start" style:justify-single-word="false"/>
      <style:text-properties style:text-underline-style="none" fo:font-weight="bold" officeooo:rsid="000d4449" officeooo:paragraph-rsid="000d4449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0d4449" officeooo:paragraph-rsid="000d4449" style:font-weight-asian="normal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0d4449" officeooo:paragraph-rsid="000d4449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underline-style="none" fo:font-weight="normal" officeooo:rsid="000d4449" officeooo:paragraph-rsid="000d4449" style:font-weight-asian="normal" style:font-weight-complex="normal"/>
    </style:style>
    <style:style style:name="P6" style:family="paragraph" style:parent-style-name="Standard" style:list-style-name="L2">
      <style:paragraph-properties fo:text-align="start" style:justify-single-word="false"/>
      <style:text-properties style:text-underline-style="none" fo:font-weight="normal" officeooo:rsid="000d4449" officeooo:paragraph-rsid="000d4449" style:font-weight-asian="normal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uddy’s Weather Station</text:p>
      <text:p text:style-name="P1"/>
      <text:p text:style-name="P2">Parts List:</text:p>
      <text:p text:style-name="P2"/>
      <text:p text:style-name="P3">E-ink Screen:</text:p>
      <text:list text:style-name="L1">
        <text:list-item>
          <text:p text:style-name="P4">ESP32 Microcontroller (I already have one!)</text:p>
        </text:list-item>
        <text:list-item>
          <text:p text:style-name="P4">7.5in E-ink display from Waveshare</text:p>
          <text:list>
            <text:list-item>
              <text:p text:style-name="P4"><text:a xlink:type="simple" xlink:href="https://www.waveshare.com/wiki/7.5inch_HD_e-Paper_HAT" text:style-name="Internet_20_link" text:visited-style-name="Visited_20_Internet_20_Link">https://www.waveshare.com/wiki/7.5inch_HD_e-Paper_HAT</text:a></text:p>
            </text:list-item>
          </text:list>
        </text:list-item>
        <text:list-item>
          <text:p text:style-name="P4">Picture frame (buy at Target)</text:p>
        </text:list-item>
      </text:list>
      <text:p text:style-name="P5"/>
      <text:p text:style-name="P3">Mobile Weather Station:</text:p>
      <text:list text:style-name="L2">
        <text:list-item>
          <text:p text:style-name="P6">DFRobot FireBeetle ESP32 IOT </text:p>
        </text:list-item>
        <text:list-item>
          <text:p text:style-name="P6">DFRobot Gravity - I2C BME280</text:p>
        </text:list-item>
        <text:list-item>
          <text:p text:style-name="P6">DFRobot 3.7V Polymer Lithium Ion</text:p>
        </text:list-item>
        <text:list-item>
          <text:p text:style-name="P6">DFRobot Solar Lipo Charger </text:p>
        </text:list-item>
        <text:list-item>
          <text:p text:style-name="P6">6V 1W Solar Panel</text:p>
        </text:list-item>
        <text:list-item>
          <text:p text:style-name="P6">Perfboard</text:p>
        </text:list-item>
        <text:list-item>
          <text:p text:style-name="P6">Female Header</text:p>
        </text:list-item>
      </text:list>
      <text:p text:style-name="P5"/>
      <text:p text:style-name="P5">Note: We will need to make our own enclosure for this. Will need a soldering iron as well as some plastic, tools, and a hot glue gun for crafting!</text:p>
      <text:p text:style-name="P5"/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1T21:35:39.719282800</meta:creation-date>
    <dc:date>2025-11-21T21:41:22.208128735</dc:date>
    <meta:editing-duration>PT5M43S</meta:editing-duration>
    <meta:editing-cycles>1</meta:editing-cycles>
    <meta:document-statistic meta:table-count="0" meta:image-count="0" meta:object-count="0" meta:page-count="1" meta:paragraph-count="16" meta:word-count="92" meta:character-count="541" meta:non-whitespace-character-count="474"/>
    <meta:generator>LibreOffice/24.8.7.2$Linux_X86_64 LibreOffice_project/480$Build-2</meta:generator>
  </office:meta>
</office:document-meta>
</file>